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d1c6c" officeooo:paragraph-rsid="001d1c6c"/>
    </style:style>
    <style:style style:name="P2" style:family="paragraph" style:parent-style-name="Text_20_body" style:list-style-name="L2">
      <style:text-properties officeooo:rsid="001d1c6c" officeooo:paragraph-rsid="001d1c6c"/>
    </style:style>
    <style:style style:name="P3" style:family="paragraph" style:parent-style-name="Text_20_body">
      <style:text-properties officeooo:rsid="001d1c6c" officeooo:paragraph-rsid="001d1c6c"/>
    </style:style>
    <style:style style:name="P4" style:family="paragraph" style:parent-style-name="Text_20_body">
      <style:text-properties officeooo:paragraph-rsid="001d1c6c"/>
    </style:style>
    <style:style style:name="P5" style:family="paragraph" style:parent-style-name="Text_20_body" style:list-style-name="L2">
      <style:text-properties officeooo:rsid="001eea58" officeooo:paragraph-rsid="001eea58"/>
    </style:style>
    <style:style style:name="P6" style:family="paragraph" style:parent-style-name="Heading_20_1">
      <style:text-properties officeooo:rsid="001d1c6c" officeooo:paragraph-rsid="001d1c6c"/>
    </style:style>
    <style:style style:name="P7" style:family="paragraph" style:parent-style-name="Title">
      <style:text-properties officeooo:rsid="001d1c6c" officeooo:paragraph-rsid="001d1c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telier Projet 1</text:p>
      <text:p text:style-name="P3"/>
      <text:h text:style-name="P6" text:outline-level="1">Liste des membres du groupe : </text:h>
      <text:list xml:id="list3567765929860442288" text:style-name="L1">
        <text:list-item>
          <text:p text:style-name="P1">Bernier Léo</text:p>
        </text:list-item>
        <text:list-item>
          <text:p text:style-name="P1">Charles Julien</text:p>
        </text:list-item>
        <text:list-item>
          <text:p text:style-name="P1">Painteaux Gauthier</text:p>
        </text:list-item>
        <text:list-item>
          <text:p text:style-name="P1">Saint-Dizier Maxime</text:p>
        </text:list-item>
        <text:list-item>
          <text:p text:style-name="P1">Varnerot Benjamin</text:p>
        </text:list-item>
      </text:list>
      <text:p text:style-name="P3"/>
      <text:h text:style-name="P6" text:outline-level="1">Liste des fonctionnalités réalisées :</text:h>
      <text:p text:style-name="P4"/>
      <text:list xml:id="list6225517031214713510" text:style-name="L2">
        <text:list-item>
          <text:p text:style-name="P2">Inscription</text:p>
        </text:list-item>
        <text:list-item>
          <text:p text:style-name="P2">Connexion</text:p>
        </text:list-item>
        <text:list-item>
          <text:p text:style-name="P2">Page d’accueil</text:p>
        </text:list-item>
        <text:list-item>
          <text:p text:style-name="P5">Création liste</text:p>
        </text:list-item>
        <text:list-item>
          <text:p text:style-name="P5">Affichage liste</text:p>
        </text:list-item>
        <text:list-item>
          <text:p text:style-name="P5">Déconnexion</text:p>
        </text:list-item>
        <text:list-item>
          <text:p text:style-name="P5">Ajouter item</text:p>
        </text:list-item>
        <text:list-item>
          <text:p text:style-name="P5">Réserver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1:45:05.563322795</meta:creation-date>
    <meta:editing-duration>PT1M14S</meta:editing-duration>
    <meta:editing-cycles>2</meta:editing-cycles>
    <meta:generator>LibreOffice/5.1.6.2$Linux_X86_64 LibreOffice_project/10m0$Build-2</meta:generator>
    <dc:date>2017-11-10T11:46:18.531376960</dc:date>
    <meta:document-statistic meta:table-count="0" meta:image-count="0" meta:object-count="0" meta:page-count="1" meta:paragraph-count="16" meta:word-count="50" meta:character-count="274" meta:non-whitespace-character-count="252"/>
  </office:meta>
</office:document-meta>
</file>